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00ff" draw:textarea-vertical-align="middle"/>
    </style:style>
    <style:style style:name="gr7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8.128cm" svg:x="9.155cm" svg:y="9.255cm">
          <text:p/>
        </draw:rect>
        <draw:rect draw:style-name="gr2" draw:layer="layout" svg:width="1.27cm" svg:height="1.27cm" svg:x="10.398cm" svg:y="10.736cm">
          <text:p/>
        </draw:rect>
        <draw:rect draw:style-name="gr2" draw:layer="layout" svg:width="1.27cm" svg:height="1.27cm" svg:x="7.785cm" svg:y="10.763cm">
          <text:p/>
        </draw:rect>
        <draw:frame draw:style-name="gr3" draw:text-style-name="P1" draw:layer="layout" svg:width="5.26cm" svg:height="3.328cm" svg:x="1.074cm" svg:y="12.811cm">
          <draw:text-box>
            <text:p text:style-name="P1">LYSO-tungsten</text:p>
            <text:p text:style-name="P1">Shashlik Cell</text:p>
            <text:p text:style-name="P1">1.2x1.2 cm<text:span text:style-name="T1">2</text:span> area</text:p>
            <text:p text:style-name="P1">24.5 X<text:span text:style-name="T2">0 </text:span><text:span text:style-name="T3">length</text:span></text:p>
          </draw:text-box>
        </draw:frame>
        <draw:frame draw:style-name="gr3" draw:text-style-name="P1" draw:layer="layout" svg:width="5.654cm" svg:height="3.121cm" svg:x="13.026cm" svg:y="10.117cm">
          <draw:text-box>
            <text:p text:style-name="P1">Scintillation Signal</text:p>
            <text:p text:style-name="P1">Photodetector</text:p>
            <text:p text:style-name="P1"><text:span text:style-name="T4">Located at 5X</text:span><text:span text:style-name="T5">0</text:span></text:p>
            <text:p text:style-name="P1"><text:span text:style-name="T4">Along Shashlik Cell</text:span></text:p>
          </draw:text-box>
        </draw:frame>
        <draw:frame draw:style-name="gr3" draw:text-style-name="P2" draw:layer="layout" svg:width="4.029cm" svg:height="1.271cm" svg:x="1.129cm" svg:y="8.598cm">
          <draw:text-box>
            <text:p><text:span text:style-name="T6">Measure t</text:span><text:span text:style-name="T7">0</text:span></text:p>
          </draw:text-box>
        </draw:frame>
        <draw:frame draw:style-name="gr3" draw:text-style-name="P2" draw:layer="layout" svg:width="4.029cm" svg:height="1.271cm" svg:x="13.575cm" svg:y="13.192cm">
          <draw:text-box>
            <text:p><text:span text:style-name="T6">Measure t</text:span><text:span text:style-name="T7">1</text:span></text:p>
          </draw:text-box>
        </draw:frame>
        <draw:line draw:style-name="gr4" draw:layer="layout" svg:x1="5.445cm" svg:y1="9.128cm" svg:x2="9.001cm" svg:y2="7.985cm">
          <text:p/>
        </draw:line>
        <draw:line draw:style-name="gr4" draw:layer="layout" svg:x1="13.7cm" svg:y1="13.7cm" svg:x2="8.493cm" svg:y2="12.303cm">
          <text:p/>
        </draw:line>
        <draw:frame draw:style-name="gr3" draw:text-style-name="P3" draw:layer="layout" svg:width="3.385cm" svg:height="1.432cm" svg:x="8.056cm" svg:y="1.089cm">
          <draw:text-box>
            <text:p><text:span text:style-name="T8">Beam</text:span></text:p>
          </draw:text-box>
        </draw:frame>
        <draw:rect draw:style-name="gr5" draw:text-style-name="P1" draw:layer="layout" svg:width="5.588cm" svg:height="0.635cm" svg:x="6.869cm" svg:y="6.369cm">
          <text:p/>
        </draw:rect>
        <draw:rect draw:style-name="gr6" draw:text-style-name="P1" draw:layer="layout" svg:width="0.381cm" svg:height="0.381cm" svg:x="9.509cm" svg:y="6.496cm">
          <text:p/>
        </draw:rect>
        <draw:frame draw:style-name="gr3" draw:text-style-name="P1" draw:layer="layout" svg:width="3.431cm" svg:height="2.408cm" svg:x="1.687cm" svg:y="3.961cm">
          <draw:text-box>
            <text:p text:style-name="P1">2x2 mm<text:span text:style-name="T1">2</text:span></text:p>
            <text:p text:style-name="P1">Scintillator</text:p>
            <text:p text:style-name="P1">Trigger</text:p>
          </draw:text-box>
        </draw:frame>
        <draw:line draw:style-name="gr7" draw:layer="layout" svg:x1="5.118cm" svg:y1="5.38cm" svg:x2="9.309cm" svg:y2="6.65cm">
          <text:p/>
        </draw:line>
        <draw:line draw:style-name="gr7" draw:layer="layout" svg:x1="6.588cm" svg:y1="14.208cm" svg:x2="9.001cm" svg:y2="14.843cm">
          <text:p/>
        </draw:line>
        <draw:custom-shape draw:style-name="gr8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layer="layout" svg:width="1.27cm" svg:height="1.27cm" svg:x="9.128cm" svg:y="7.35cm">
          <text:p/>
        </draw:rect>
        <draw:frame draw:style-name="gr3" draw:text-style-name="P1" draw:layer="layout" svg:width="4.456cm" svg:height="1.673cm" svg:x="1.127cm" svg:y="6.969cm">
          <draw:text-box>
            <text:p text:style-name="P1">Reference</text:p>
            <text:p text:style-name="P1">Photodetector</text:p>
          </draw:text-box>
        </draw:frame>
        <draw:line draw:style-name="gr4" draw:layer="layout" svg:x1="13.7cm" svg:y1="13.7cm" svg:x2="11.922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8-31T11:48:27</dc:date>
    <meta:editing-duration>PT31M35S</meta:editing-duration>
    <meta:editing-cycles>6</meta:editing-cycles>
    <meta:generator>OpenOffice.org/3.4.1$Unix OpenOffice.org_project/341m1$Build-9593</meta:generator>
    <meta:document-statistic meta:object-count="19"/>
  </office:meta>
</office:document-meta>
</file>